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103cm" fo:margin-left="0cm" fo:break-before="page" table:align="left"/>
    </style:style>
    <style:style style:name="Tabla2.A" style:family="table-column">
      <style:table-column-properties style:column-width="17.103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699cm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Noto Sans" fo:font-size="9pt" officeooo:rsid="001a00c1" officeooo:paragraph-rsid="001a00c1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Noto Sans" fo:font-size="9pt" officeooo:rsid="001a00c1" officeooo:paragraph-rsid="001a9286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Noto Sans" fo:font-size="9pt" officeooo:rsid="001a00c1" officeooo:paragraph-rsid="0020aef2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Noto Sans" fo:font-size="9pt" officeooo:rsid="001a00c1" officeooo:paragraph-rsid="00299138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Noto Sans" fo:font-size="9pt" officeooo:rsid="001a00c1" officeooo:paragraph-rsid="002c2249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Noto Sans" fo:font-size="9pt" officeooo:rsid="001a9286" officeooo:paragraph-rsid="001a9286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Noto Sans" fo:font-size="9pt" officeooo:rsid="001a9286" officeooo:paragraph-rsid="001d19e3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Noto Sans" fo:font-size="9pt" officeooo:rsid="001d19e3" officeooo:paragraph-rsid="001d36da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Noto Sans" fo:font-size="9pt" officeooo:rsid="001d19e3" officeooo:paragraph-rsid="001d19e3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Noto Sans" fo:font-size="9pt" officeooo:rsid="001d36da" officeooo:paragraph-rsid="001d36da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Noto Sans" fo:font-size="9pt" officeooo:rsid="001d36da" officeooo:paragraph-rsid="0021ad84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Noto Sans" fo:font-size="9pt" officeooo:rsid="001d36da" officeooo:paragraph-rsid="002a9565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Noto Sans" fo:font-size="9pt" officeooo:rsid="001d7791" officeooo:paragraph-rsid="001d7791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Noto Sans" fo:font-size="9pt" officeooo:rsid="001d7791" officeooo:paragraph-rsid="002a9565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Noto Sans" fo:font-size="9pt" officeooo:rsid="001d7791" officeooo:paragraph-rsid="002686df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Noto Sans" fo:font-size="9pt" officeooo:rsid="001e4478" officeooo:paragraph-rsid="001e4478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Noto Sans" fo:font-size="9pt" officeooo:rsid="001e4478" officeooo:paragraph-rsid="0020aef2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Noto Sans" fo:font-size="9pt" officeooo:rsid="001e4478" officeooo:paragraph-rsid="002a9565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Noto Sans" fo:font-size="9pt" officeooo:rsid="001e4478" officeooo:paragraph-rsid="002c2249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Noto Sans" fo:font-size="9pt" officeooo:rsid="001f5f16" officeooo:paragraph-rsid="001f5f16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Noto Sans" fo:font-size="9pt" officeooo:rsid="001f5f16" officeooo:paragraph-rsid="0020aef2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Noto Sans" fo:font-size="9pt" officeooo:rsid="001f5f16" officeooo:paragraph-rsid="0027a293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Noto Sans" fo:font-size="9pt" officeooo:rsid="001f5f16" officeooo:paragraph-rsid="002a9565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Noto Sans" fo:font-size="9pt" officeooo:rsid="00245724" officeooo:paragraph-rsid="00245724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Noto Sans" fo:font-size="9pt" officeooo:rsid="00245724" officeooo:paragraph-rsid="002686df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Noto Sans" fo:font-size="9pt" officeooo:rsid="00245724" officeooo:paragraph-rsid="002a9565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Noto Sans" fo:font-size="9pt" officeooo:rsid="00245724" officeooo:paragraph-rsid="002c2249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Noto Sans" fo:font-size="9pt" officeooo:rsid="002686df" officeooo:paragraph-rsid="002686df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Noto Sans" fo:font-size="9pt" officeooo:rsid="002686df" officeooo:paragraph-rsid="002a9565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Noto Sans" fo:font-size="9pt" officeooo:rsid="0027a293" officeooo:paragraph-rsid="0027a293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Noto Sans" fo:font-size="9pt" officeooo:rsid="0027a293" officeooo:paragraph-rsid="002c2249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Noto Sans" fo:font-size="9pt" officeooo:rsid="002c2249" officeooo:paragraph-rsid="002c2249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Noto Sans" fo:font-size="9pt" officeooo:rsid="001a00c1" officeooo:paragraph-rsid="001a00c1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Noto Sans" fo:font-size="9pt" officeooo:rsid="001a00c1" officeooo:paragraph-rsid="001a00c1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Noto Sans" fo:font-size="9pt" officeooo:rsid="001a00c1" officeooo:paragraph-rsid="001a9286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Noto Sans" fo:font-size="9pt" style:text-underline-style="solid" style:text-underline-width="auto" style:text-underline-color="font-color" officeooo:rsid="001a00c1" officeooo:paragraph-rsid="001a9286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Noto Sans" fo:font-size="9pt" officeooo:rsid="001f5f16" officeooo:paragraph-rsid="002a9565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Noto Sans" fo:font-size="9pt" officeooo:rsid="0033c756" officeooo:paragraph-rsid="0033c756" style:font-size-asian="9pt" style:font-size-complex="9pt"/>
    </style:style>
    <style:style style:name="T1" style:family="text">
      <style:text-properties officeooo:rsid="001a9286"/>
    </style:style>
    <style:style style:name="T2" style:family="text">
      <style:text-properties officeooo:rsid="001bf732"/>
    </style:style>
    <style:style style:name="T3" style:family="text">
      <style:text-properties officeooo:rsid="001cfbf2"/>
    </style:style>
    <style:style style:name="T4" style:family="text">
      <style:text-properties officeooo:rsid="001d19e3"/>
    </style:style>
    <style:style style:name="T5" style:family="text">
      <style:text-properties officeooo:rsid="001d36da"/>
    </style:style>
    <style:style style:name="T6" style:family="text">
      <style:text-properties officeooo:rsid="001d7791"/>
    </style:style>
    <style:style style:name="T7" style:family="text">
      <style:text-properties officeooo:rsid="001e4478"/>
    </style:style>
    <style:style style:name="T8" style:family="text">
      <style:text-properties officeooo:rsid="001f5f16"/>
    </style:style>
    <style:style style:name="T9" style:family="text">
      <style:text-properties officeooo:rsid="0020aef2"/>
    </style:style>
    <style:style style:name="T10" style:family="text">
      <style:text-properties officeooo:rsid="0021ad84"/>
    </style:style>
    <style:style style:name="T11" style:family="text">
      <style:text-properties officeooo:rsid="00245724"/>
    </style:style>
    <style:style style:name="T12" style:family="text">
      <style:text-properties officeooo:rsid="002686df"/>
    </style:style>
    <style:style style:name="T13" style:family="text">
      <style:text-properties officeooo:rsid="0027a293"/>
    </style:style>
    <style:style style:name="T14" style:family="text">
      <style:text-properties officeooo:rsid="00299138"/>
    </style:style>
    <style:style style:name="T15" style:family="text">
      <style:text-properties officeooo:rsid="002a9565"/>
    </style:style>
    <style:style style:name="T16" style:family="text">
      <style:text-properties officeooo:rsid="00311d2f"/>
    </style:style>
    <style:style style:name="T17" style:family="text">
      <style:text-properties officeooo:rsid="00321d6b"/>
    </style:style>
    <style:style style:name="T18" style:family="text">
      <style:text-properties officeooo:rsid="00326a79"/>
    </style:style>
    <style:style style:name="T19" style:family="text">
      <style:text-properties officeooo:rsid="0033c7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Especificación de casos de uso</text:p>
      <text:p text:style-name="P34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Escenario: <text:span text:style-name="T1">S</text:span>uscribe plan</text:p>
          </table:table-cell>
        </table:table-row>
        <table:table-row>
          <table:table-cell table:style-name="Tabla1.A2" office:value-type="string">
            <text:p text:style-name="P1"><text:span text:style-name="T1">Numeración</text:span>: -</text:p>
          </table:table-cell>
        </table:table-row>
        <table:table-row>
          <table:table-cell table:style-name="Tabla1.A2" office:value-type="string">
            <text:p text:style-name="P1">Precondiciones: <text:span text:style-name="T2">Sign in</text:span></text:p>
          </table:table-cell>
        </table:table-row>
        <table:table-row>
          <table:table-cell table:style-name="Tabla1.A2" office:value-type="string">
            <text:p text:style-name="P1">Postcondiciones: -</text:p>
          </table:table-cell>
        </table:table-row>
        <table:table-row>
          <table:table-cell table:style-name="Tabla1.A2" office:value-type="string">
            <text:p text:style-name="P1">Quien lo comienza: <text:span text:style-name="T3">Client</text:span></text:p>
          </table:table-cell>
        </table:table-row>
        <table:table-row>
          <table:table-cell table:style-name="Tabla1.A2" office:value-type="string">
            <text:p text:style-name="P1">Quien lo finaliza: <text:span text:style-name="T3">Client</text:span></text:p>
          </table:table-cell>
        </table:table-row>
        <table:table-row>
          <table:table-cell table:style-name="Tabla1.A2" office:value-type="string">
            <text:p text:style-name="P1">Excepciones:</text:p>
            <text:p text:style-name="P18">·Si el <text:span text:style-name="T4">Cliente</text:span> no esta registrado <text:span text:style-name="T8">en el sistema</text:span>, debe <text:span text:style-name="T15">R</text:span>egistrarse.</text:p>
            <text:p text:style-name="P23">·Si e<text:span text:style-name="T5">l Cliente no acepta los “Términos y condiciones de venta”, la “Política de privacidad” y los “Términos y condiciones de uso del Sitio Web”, </text:span>no puede <text:span text:style-name="T15">S</text:span>uscribirse a un plan.</text:p>
          </table:table-cell>
        </table:table-row>
        <table:table-row>
          <table:table-cell table:style-name="Tabla1.A2" office:value-type="string">
            <text:p text:style-name="P7">Descripción: </text:p>
            <text:p text:style-name="P9">El Cliente de la aplicación intenta Suscribirse a un plan <text:span text:style-name="T16">Basic,</text:span> Intermediate o Premium.</text:p>
            <text:p text:style-name="P7"/>
            <text:p text:style-name="P8">El sistema <text:span text:style-name="T5">comprueba que:</text:span></text:p>
            <text:p text:style-name="P14">·El <text:span text:style-name="T4">Cliente</text:span> esta registrado en el sistema.</text:p>
            <text:p text:style-name="P12">·El <text:span text:style-name="T4">Cliente</text:span> selecciona el plan al que desea suscribirse.</text:p>
            <text:p text:style-name="P12">·El <text:span text:style-name="T4">Cliente</text:span> acepta los “<text:span text:style-name="T6">T</text:span>érminos y condiciones de venta”, <text:span text:style-name="T6">l</text:span>a “<text:span text:style-name="T6">P</text:span>olítica de privacidad” y los “<text:span text:style-name="T6">T</text:span>érminos y condiciones de uso del Sitio Web”.</text:p>
            <text:p text:style-name="P10"/>
            <text:p text:style-name="P10">Debe tenerse en cuenta que el cliente puede estar Suscripto a un plan por vez.</text:p>
            <text:p text:style-name="P10"/>
            <text:p text:style-name="P10">Si las comprobaciones anteriores son correctas <text:span text:style-name="T6">el sistema realiza las siguientes acciones</text:span>:</text:p>
            <text:p text:style-name="P15">·Si el plan seleccionado es “Intermediate” ó “Premium”, el sistema se conecta con la API de “Mercado Pago” para realizar la transacción de cobro.</text:p>
            <text:p text:style-name="P13">·Si el plan seleccionado es “Basic” puede comenzar a utilizar el servicio sin abonar monto alguno.</text:p>
            <text:p text:style-name="P25">·El sistema <text:span text:style-name="T12">asocia</text:span> el plan seleccionado a la ApiKey (APPID) especificada.</text:p>
            <text:p text:style-name="P32">·El sistema registra la consulta en el Historial de consultas</text:p>
            <text:p text:style-name="P25"/>
            <text:p text:style-name="P28">Si las comprobaciones anteriores no son correctas se informara al cliente con la excepción correspondiente.</text:p>
          </table:table-cell>
        </table:table-row>
      </table:table>
      <text:p text:style-name="P34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Escenario: <text:span text:style-name="T1">Search station</text:span></text:p>
          </table:table-cell>
        </table:table-row>
        <table:table-row>
          <table:table-cell table:style-name="Tabla2.A2" office:value-type="string">
            <text:p text:style-name="P2"><text:span text:style-name="T1">Numeración</text:span>: -</text:p>
          </table:table-cell>
        </table:table-row>
        <table:table-row>
          <table:table-cell table:style-name="Tabla2.A2" office:value-type="string">
            <text:p text:style-name="P4">Precondiciones: <text:span text:style-name="T14">Have ApiKey (APPID)</text:span></text:p>
          </table:table-cell>
        </table:table-row>
        <table:table-row>
          <table:table-cell table:style-name="Tabla2.A2" office:value-type="string">
            <text:p text:style-name="P3">Postcondiciones: <text:span text:style-name="T18">Select search critery</text:span></text:p>
          </table:table-cell>
        </table:table-row>
        <table:table-row>
          <table:table-cell table:style-name="Tabla2.A2" office:value-type="string">
            <text:p text:style-name="P2">Quien lo comienza: <text:span text:style-name="T7">User</text:span></text:p>
          </table:table-cell>
        </table:table-row>
        <table:table-row>
          <table:table-cell table:style-name="Tabla2.A2" office:value-type="string">
            <text:p text:style-name="P2">Quien lo finaliza: <text:span text:style-name="T7">Weather Station</text:span></text:p>
          </table:table-cell>
        </table:table-row>
        <table:table-row>
          <table:table-cell table:style-name="Tabla2.A2" office:value-type="string">
            <text:p text:style-name="P2">Excepciones:</text:p>
            <text:p text:style-name="P17">·Si el <text:span text:style-name="T9">u</text:span>suario no posee un ApiKey (APPID), <text:span text:style-name="T8">no puede Buscar una estación.</text:span></text:p>
            <text:p text:style-name="P21">·Si el <text:span text:style-name="T9">usuario</text:span> excede el limite de consultas disponibles, no puede <text:span text:style-name="T15">B</text:span>uscar una estación.</text:p>
          </table:table-cell>
        </table:table-row>
        <table:table-row table:style-name="Tabla2.8">
          <table:table-cell table:style-name="Tabla2.A2" office:value-type="string">
            <text:p text:style-name="P6">Descripción:</text:p>
            <text:p text:style-name="P18">El <text:span text:style-name="T5">Usuario</text:span> de la aplicación intenta Buscar una estación.</text:p>
            <text:p text:style-name="P16"/>
            <text:p text:style-name="P20">El sistema comprueba <text:span text:style-name="T10">que</text:span>:</text:p>
            <text:p text:style-name="P21">·<text:span text:style-name="T5">El Usuario posee un ApiKey (APPID).</text:span></text:p>
            <text:p text:style-name="P23">·El <text:span text:style-name="T5">Usuario</text:span> no excedió el limite de consultas disponibles.</text:p>
            <text:p text:style-name="P22">·El <text:span text:style-name="T11">criterio</text:span> de búsqueda especificado es valido.</text:p>
            <text:p text:style-name="P22"/>
            <text:p text:style-name="P11">Si las comprobaciones anteriores son correctas <text:span text:style-name="T6">el sistema realiza las siguientes acciones</text:span>:</text:p>
            <text:p text:style-name="P22">·<text:span text:style-name="T13">Verifica que los parámetros</text:span> recibidos en el criterio de búsqueda son validos.</text:p>
            <text:p text:style-name="P24">·Comprueba que la estación solicitada esta funcionando correctamente.</text:p>
            <text:p text:style-name="P24">·Si la estación funciona correctamente d<text:span text:style-name="T10">evuelve un JSON con los atributos de la estación </text:span>especificada.</text:p>
            <text:p text:style-name="P30">·Si la estación no funciona correctamente <text:span text:style-name="T11">devuelve un JSON con los atributos de la estación especificada </text:span>y el campo “fail” en True<text:span text:style-name="T18">.</text:span></text:p>
            <text:p text:style-name="P32">·El sistema registra la consulta en el Historial de consultas.</text:p>
            <text:p text:style-name="P24"/>
            <text:p text:style-name="P28">Si las comprobaciones anteriores no son correctas se informara al cliente con la excepción correspondiente.</text:p>
          </table:table-cell>
        </table:table-row>
      </table:table>
      <text:p text:style-name="P35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Escenario: Consult weather data</text:p>
          </table:table-cell>
        </table:table-row>
        <table:table-row>
          <table:table-cell table:style-name="Tabla3.A2" office:value-type="string">
            <text:p text:style-name="P2"><text:span text:style-name="T1">Numeración</text:span>: -</text:p>
          </table:table-cell>
        </table:table-row>
        <table:table-row>
          <table:table-cell table:style-name="Tabla3.A2" office:value-type="string">
            <text:p text:style-name="P2">Precondiciones: <text:span text:style-name="T14">Have ApiKey (APPID), Search station</text:span></text:p>
          </table:table-cell>
        </table:table-row>
        <table:table-row>
          <table:table-cell table:style-name="Tabla3.A2" office:value-type="string">
            <text:p text:style-name="P5">Postcondiciones: </text:p>
          </table:table-cell>
        </table:table-row>
        <table:table-row>
          <table:table-cell table:style-name="Tabla3.A2" office:value-type="string">
            <text:p text:style-name="P2">Quien lo comienza: <text:span text:style-name="T14">User</text:span></text:p>
          </table:table-cell>
        </table:table-row>
        <table:table-row>
          <table:table-cell table:style-name="Tabla3.A2" office:value-type="string">
            <text:p text:style-name="P4">Quien lo finaliza: <text:span text:style-name="T7">Weather Station</text:span></text:p>
          </table:table-cell>
        </table:table-row>
        <table:table-row>
          <table:table-cell table:style-name="Tabla3.A2" office:value-type="string">
            <text:p text:style-name="P2">Excepciones: </text:p>
            <text:p text:style-name="P18">·Si el <text:span text:style-name="T9">u</text:span>suario no posee un ApiKey (APPID), <text:span text:style-name="T8">no puede buscar Consultar datos climáticos.</text:span></text:p>
            <text:p text:style-name="P23">·Si el <text:span text:style-name="T9">usuario</text:span> excede el limite de consultas disponibles, no puede Consultar datos climáticos.</text:p>
          </table:table-cell>
        </table:table-row>
        <table:table-row>
          <table:table-cell table:style-name="Tabla3.A2" office:value-type="string">
            <text:p text:style-name="P6">Descripción:</text:p>
            <text:p text:style-name="P19">El <text:span text:style-name="T15">U</text:span>suario de la aplicación intenta <text:span text:style-name="T8">Consultar datos climáticos</text:span>.</text:p>
            <text:p text:style-name="P18"/>
            <text:p text:style-name="P23">El sistema comprueba <text:span text:style-name="T10">que</text:span>:</text:p>
            <text:p text:style-name="P23">·<text:span text:style-name="T5">El usuario posee un ApiKey (APPID).</text:span></text:p>
            <text:p text:style-name="P23">·El <text:span text:style-name="T9">usuario</text:span> no excedió el limite de consultas disponibles.</text:p>
            <text:p text:style-name="P38">·El usuario especifico un criterio de búsqueda para obtener la estación estación.</text:p>
            <text:p text:style-name="P23"/>
            <text:p text:style-name="P12">Si las comprobaciones anteriores son correctas <text:span text:style-name="T6">el sistema realiza las siguientes acciones</text:span>:</text:p>
            <text:p text:style-name="P23">·<text:span text:style-name="T13">Verifica que los parámetros</text:span> recibidos en el criterio de búsqueda son validos.</text:p>
            <text:p text:style-name="P26">·Comprueba que la estación solicitada esta funcionando correctamente.</text:p>
            <text:p text:style-name="P27">·Si la estación funciona correctamente d<text:span text:style-name="T10">evuelve un JSON con los datos climáticos relevados por la estación </text:span>especificada.</text:p>
            <text:p text:style-name="P31">·Si la estación no funciona correctamente <text:span text:style-name="T11">devuelve un JSON con los datos climáticos relevados por la estación especificada donde los valores de los datos que poseen fallo en el sensor están en vació.</text:span></text:p>
            <text:p text:style-name="P26"/>
            <text:p text:style-name="P29">Si las comprobaciones anteriores no son correctas se informara al cliente con la excepción correspondiente.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0:44:00.106092468</meta:creation-date>
    <dc:date>2019-10-09T19:44:07.246939558</dc:date>
    <meta:editing-duration>PT1H26M33S</meta:editing-duration>
    <meta:editing-cycles>16</meta:editing-cycles>
    <meta:generator>LibreOffice/6.0.7.3$Linux_X86_64 LibreOffice_project/00m0$Build-3</meta:generator>
    <meta:document-statistic meta:table-count="3" meta:image-count="0" meta:object-count="0" meta:page-count="3" meta:paragraph-count="66" meta:word-count="596" meta:character-count="3939" meta:non-whitespace-character-count="3406"/>
  </office:meta>
</office:document-meta>
</file>